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Javier Rengel Jiménez</text:h>
      <text:p text:style-name="First_20_paragraph">Senior Backend Software Engineer</text:p>
      <text:p text:style-name="Text_20_body">BSc in Computer Engineering at Málaga University</text:p>
      <text:p text:style-name="Text_20_body">Curriculum vitae generated from Markdown for the latest version visit <text:a xlink:type="simple" xlink:href="http://rengel.me" office:name=""><text:span text:style-name="Definition">Rengel.me</text:span></text:a></text:p>
      <text:h text:style-name="Heading_20_3" text:outline-level="3">Contact</text:h>
      <text:p text:style-name="First_20_paragraph">Email: javier@rengel.me, javier@coconauts.net</text:p>
      <text:p text:style-name="Text_20_body">Telephone: +44 7435230551</text:p>
      <text:p text:style-name="Text_20_body">Website: <text:a xlink:type="simple" xlink:href="http://coconauts.net" office:name=""><text:span text:style-name="Definition">Coconauts.net</text:span></text:a>, <text:a xlink:type="simple" xlink:href="http://rengel.me" office:name=""><text:span text:style-name="Definition">Rengel.me</text:span></text:a></text:p>
      <text:p text:style-name="Text_20_body">LinkedIn: <text:a xlink:type="simple" xlink:href="https://www.linkedin.com/pub/javier-rengel-jimenez/56/865/432/en" office:name=""><text:span text:style-name="Definition">Javier Rengel</text:span></text:a></text:p>
      <text:p text:style-name="Text_20_body">Twitter: <text:a xlink:type="simple" xlink:href="http://twitter.com/rephus" office:name=""><text:span text:style-name="Definition">rephus</text:span></text:a></text:p>
      <text:p text:style-name="Text_20_body">Github: <text:a xlink:type="simple" xlink:href="https://github.com/rephus" office:name=""><text:span text:style-name="Definition">https://github.com/rephus</text:span></text:a></text:p>
      <text:h text:style-name="Heading_20_2" text:outline-level="2">Working experience</text:h>
      <text:h text:style-name="Heading_20_3" text:outline-level="3">Senior Backend Developer - Contractor semi-remote ( 2016-04-11 / - )</text:h>
      <text:p text:style-name="First_20_paragraph">Working semi-remote/full-remote software projects involving Python Django/Flask or Scala microservices.</text:p>
      <text:h text:style-name="Heading_20_3" text:outline-level="3">Network Locum ( 2015-12-15 / 2016-04-06 )</text:h>
      <text:p text:style-name="First_20_paragraph">Url: https://networklocum.com Description: Network Locum is a market network that unifies Practices and Locums (GPs) on a single platform, managing sessions and rotas for the practices, and allowing the Locums to easily apply for jobs. Processing and emitting invoices for both in the process.</text:p>
      <text:p text:style-name="Text_20_body">Insight: Smart team of people with different approaches to work. We all worked really hard on doing a codebase refactor in 6 weeks, defining and creating from scratch all the existing platform features in new Django, Flask docker microservices. We then shifted to a squads-based structure, and I joined the one in charge of the billing process.</text:p>
      <text:h text:style-name="Heading_20_4" text:outline-level="4">Higlights</text:h>
      <text:list text:style-name="L1">
        <text:list-item>
          <text:p text:style-name="P1">Full microservices architecture using Docker and Rancher</text:p>
        </text:list-item>
        <text:list-item>
          <text:p text:style-name="P1">Input on important architectural decissions</text:p>
        </text:list-item>
        <text:list-item>
          <text:p text:style-name="P1">Backend mostly built in Python3, Django and Flask (and a bit of Scala) with PostgreSQL and Redis for persistence</text:p>
        </text:list-item>
        <text:list-item>
          <text:p text:style-name="P1">TDD and BDD</text:p>
        </text:list-item>
        <text:list-item>
          <text:p text:style-name="P1">Continuous integration using Jenkins and Travis</text:p>
        </text:list-item>
        <text:list-item>
          <text:p text:style-name="P1">Conducted software developer interviews</text:p>
        </text:list-item>
      </text:list>
      <text:h text:style-name="Heading_20_3" text:outline-level="3">Top10 ( 2013-05-01 / 2015-12-01 )</text:h>
      <text:p text:style-name="First_20_paragraph">Description: Top10 was a hotel metasearch startup company based in London, taking advantage of brand new web technologies and good marketing campaigns.</text:p>
      <text:p text:style-name="Text_20_body">Insight: It was a small startup with a team of top-talent engineers, I had the chance to vastly improve my knowledge both in new technologies and good code practices.</text:p>
      <text:h text:style-name="Heading_20_4" text:outline-level="4">Higlights</text:h>
      <text:list text:style-name="L2">
        <text:list-item>
          <text:p text:style-name="P2">Backend microservices development in Scala</text:p>
        </text:list-item>
        <text:list-item>
          <text:p text:style-name="P2">Full custom CMS app built in Scala (Play Framework)</text:p>
        </text:list-item>
        <text:list-item>
          <text:p text:style-name="P2">CI with Jenkins</text:p>
        </text:list-item>
        <text:list-item>
          <text:p text:style-name="P2">Polyglot persistence with Cassandra, Memcached, ElasticSearch, Redis</text:p>
        </text:list-item>
        <text:list-item>
          <text:p text:style-name="P2">Heavy use of Amazon WS (DynamoDB, EC2, S3, SQS, SNS, etc)</text:p>
        </text:list-item>
      </text:list>
      <text:h text:style-name="Heading_20_3" text:outline-level="3">Openbet Ltd. ( 2012-10-15 / 2013-05-01 )</text:h>
      <text:p text:style-name="First_20_paragraph">Url: http://www.openbet.com</text:p>
      <text:p text:style-name="Text_20_body">Description: Openbet are the world's leading provider of interactive gaming and betting solutions, providing software solutions to William Hill, Ladbrokes, Betfair, etc.</text:p>
      <text:p text:style-name="Text_20_body">Insight: While the codebase and project was not very flashy, I learned how it feels working in a large company with a large team and I also was introduced to agile (standups, code reviews)</text:p>
      <text:h text:style-name="Heading_20_4" text:outline-level="4">Highlights</text:h>
      <text:list text:style-name="L3">
        <text:list-item>
          <text:p text:style-name="P3">Web backend development for sportsbook sites in Tcl</text:p>
        </text:list-item>
        <text:list-item>
          <text:p text:style-name="P3">Troubleshooting, QA, optimization and code analysis for existing products</text:p>
        </text:list-item>
        <text:list-item>
          <text:p text:style-name="P3">Automation scripts in Bash and Expect in Jenkins.</text:p>
        </text:list-item>
        <text:list-item>
          <text:p text:style-name="P3">Release manager: in charge or the team's code merging, code deployment, and direct support towards clients</text:p>
        </text:list-item>
      </text:list>
      <text:h text:style-name="Heading_20_3" text:outline-level="3">Asesores Locales Consultoria S.A. ( 2009-07-01 / 2012-09-25 )</text:h>
      <text:p text:style-name="First_20_paragraph">Url: http://www.asesoreslocales.com</text:p>
      <text:p text:style-name="Text_20_body">Description: Asesores locales is a well renowned medium-size consultancy company based in Madrid, Malaga and Cadiz (Spain). It's main line of business is the development of software for local goverments, as well as training in several fields. Other clients include companies both spanish and international.</text:p>
      <text:p text:style-name="Text_20_body">Insight: Asesores Locales was my first job as a developer. I learned some basics and JEE, and thanks to my motivation I ended up learning new stuff and theaching others, in other words, I was the innovative and geed mind in the company. I also built (by myself or leading) some applications and servers required.</text:p>
      <text:p text:style-name="Text_20_body">Insight: Asesores Locales was my first job as a developer. I started by learning some basics on JEE and web development, but fueled by my motivation, after the cuourse of my time there I ended up leading development of some projects, bringing new technology, and mentoring others (I was the official "innovator geek mind" in the company).</text:p>
      <text:h text:style-name="Heading_20_4" text:outline-level="4">Highlights</text:h>
      <text:list text:style-name="L4">
        <text:list-item>
          <text:p text:style-name="P4">JEE development in several projects, as part of teams and autonomously</text:p>
        </text:list-item>
        <text:list-item>
          <text:p text:style-name="P4">UI with IceFaces, Jboss Richfaces, ADF and Woodstock frameworks</text:p>
        </text:list-item>
        <text:list-item>
          <text:p text:style-name="P4">GIS system development in JEE using MapServer for custom street location service</text:p>
        </text:list-item>
        <text:list-item>
          <text:p text:style-name="P4">Devops: Installation, configuration and maintenance of IBM servers with Windows Server 2008 R2, CentOS and VMWare VSphere hypervisor 5.0</text:p>
        </text:list-item>
        <text:list-item>
          <text:p text:style-name="P4">Administration of Oracle, MySQL and PostgreSQL databases</text:p>
        </text:list-item>
        <text:list-item>
          <text:p text:style-name="P4">Application servers Glassfish v2/v3 and Oracle weblogic</text:p>
        </text:list-item>
        <text:list-item>
          <text:p text:style-name="P4">Product presentations (inside and outside the company)</text:p>
        </text:list-item>
        <text:list-item>
          <text:p text:style-name="P4">Manager role in some projects</text:p>
        </text:list-item>
      </text:list>
      <text:h text:style-name="Heading_20_2" text:outline-level="2">Attitudes</text:h>
      <text:list text:style-name="L5">
        <text:list-item>
          <text:p text:style-name="P5">Extremely efficient developer, perfect balance between speed and test coverage.</text:p>
        </text:list-item>
        <text:list-item>
          <text:p text:style-name="P5">Enthusiast and curious: continously learning and trying new technologies and languages on my sparte time</text:p>
        </text:list-item>
        <text:list-item>
          <text:p text:style-name="P5">Motivation to solve difficult problems and build complex features</text:p>
        </text:list-item>
        <text:list-item>
          <text:p text:style-name="P5">Friendly person, excellent working with teams, as well as independently</text:p>
        </text:list-item>
        <text:list-item>
          <text:p text:style-name="P5">Capable of managing small teams, and mentoring people, both technical and not technical</text:p>
        </text:list-item>
      </text:list>
      <text:h text:style-name="Heading_20_2" text:outline-level="2">Personal projects</text:h>
      <text:p text:style-name="First_20_paragraph">I am constantly playing with technology in my spare time, including not only application development but also hardware projects and games. You can see my full portfolio on <text:a xlink:type="simple" xlink:href="http://coconauts.net/projects" office:name=""><text:span text:style-name="Definition">Coconauts.net</text:span></text:a>, and <text:a xlink:type="simple" xlink:href="https://github.com/rephus" office:name=""><text:span text:style-name="Definition">Github.com/rephus</text:span></text:a> but some of the highlights include</text:p>
      <text:list text:style-name="L6">
        <text:list-item>
          <text:p text:style-name="P6"><text:a xlink:type="simple" xlink:href="http://retrophies.win" office:name=""><text:span text:style-name="Definition">Retrophies</text:span></text:a>, a web emulator of NES games with Achievements and multiplayer gameplay via websockets. and multiplayer gameplay with websockets, featured on Hackernews.</text:p>
        </text:list-item>
        <text:list-item>
          <text:p text:style-name="P6"><text:a xlink:type="simple" xlink:href="http://coconauts.net/projects/watchduino2/" office:name=""><text:span text:style-name="Definition">Watchduino</text:span></text:a>, a smartwatch based on Arduino with Bluetooth communication and companion app for Android. Finalist on the Hackaday Prize 2015.</text:p>
        </text:list-item>
        <text:list-item>
          <text:p text:style-name="P6">Casual mobile videogames released for Android platform since v1.6 <text:a xlink:type="simple" xlink:href="https://play.google.com/store/apps/developer?id=Coconauts" office:name=""><text:span text:style-name="Definition">android</text:span></text:a></text:p>
        </text:list-item>
        <text:list-item>
          <text:p text:style-name="P6"><text:a xlink:type="simple" xlink:href="http://coconauts.net/projects/gramola/" office:name=""><text:span text:style-name="Definition">Gramola</text:span></text:a>, a web-based music player written in Node.js</text:p>
        </text:list-item>
        <text:list-item>
          <text:p text:style-name="P6"><text:a xlink:type="simple" xlink:href="http://coconauts.net/projects/podcast/" office:name=""><text:span text:style-name="Definition">My own podcast</text:span></text:a> about development (in spanis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